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77.7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4.4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59.3pt" fo:break-before="auto" style:use-optimal-row-height="true"/>
    </style:style>
    <style:style style:name="ro8" style:family="table-row">
      <style:table-row-properties style:row-height="47.71pt" fo:break-before="auto" style:use-optimal-row-height="true"/>
    </style:style>
    <style:style style:name="ro9" style:family="table-row">
      <style:table-row-properties style:row-height="36.1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ro12" style:family="table-row">
      <style:table-row-properties style:row-height="23.7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number-columns-repeated="2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 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9" table:formula="of:=AVERAGE([.D13];[.F13];[.H13])" office:value-type="float" office:value="3.6" calcext:value-type="float">
            <text:p>3.60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4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9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4];[.F14];[.H14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5];[.F15];[.H15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5:.V15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6];[.F16];[.H16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9];[.F19];[.H19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20];[.F20];[.H20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1];[.F21];[.H21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6];[.F26];[.H26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7];[.F27];[.H27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2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8];[.F28];[.H28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8:.V28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0];[.F30];[.H30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0:.V30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8"/>
        </table:table-row>
        <table:table-row table:style-name="ro13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3];[.F33];[.H33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4];[.F34];[.H34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5];[.F35];[.H35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8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0:52:31.243128974</dc:date>
    <meta:editing-duration>P15DT9H8M51S</meta:editing-duration>
    <meta:editing-cycles>249</meta:editing-cycles>
    <meta:generator>LibreOffice/5.1.6.2$Linux_X86_64 LibreOffice_project/10m0$Build-2</meta:generator>
    <meta:document-statistic meta:table-count="5" meta:cell-count="4515" meta:object-count="0"/>
  </office:meta>
</office:document-meta>
</file>